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zxx" fo:country="none" officeooo:rsid="001badb7" officeooo:paragraph-rsid="001badb7" style:language-asian="zxx" style:country-asian="none" style:language-complex="zxx" style:country-complex="none"/>
    </style:style>
    <style:style style:name="P2" style:family="paragraph" style:parent-style-name="Standard">
      <style:text-properties fo:language="fr" fo:country="FR" officeooo:paragraph-rsid="001badb7"/>
    </style:style>
    <style:style style:name="P3" style:family="paragraph" style:parent-style-name="Text_20_body">
      <style:text-properties fo:language="zxx" fo:country="none" fo:font-weight="normal" officeooo:rsid="002a9e01" officeooo:paragraph-rsid="002a9e01" style:language-asian="zxx" style:country-asian="none" style:font-weight-asian="normal" style:language-complex="zxx" style:country-complex="none" style:font-weight-complex="normal"/>
    </style:style>
    <style:style style:name="P4" style:family="paragraph" style:parent-style-name="Text_20_body">
      <style:text-properties style:font-name="Liberation Sans" fo:language="fr" fo:country="FR"/>
    </style:style>
    <style:style style:name="P5" style:family="paragraph" style:parent-style-name="Text_20_body">
      <style:paragraph-properties style:line-height-at-least="0.025cm"/>
      <style:text-properties style:font-name="Liberation Sans" fo:font-size="10pt" fo:language="fr" fo:country="FR" style:font-size-asian="10pt" style:language-asian="zxx" style:country-asian="none" style:font-size-complex="10pt" style:language-complex="zxx" style:country-complex="none"/>
    </style:style>
    <style:style style:name="P6" style:family="paragraph" style:parent-style-name="Text_20_body">
      <style:paragraph-properties style:line-height-at-least="0.025cm"/>
      <style:text-properties fo:language="fr" fo:country="FR" style:language-asian="zxx" style:country-asian="none" style:language-complex="zxx" style:country-complex="none"/>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style:font-name="Liberation Sans" fo:language="fr" fo:country="FR" fo:font-weight="normal"/>
    </style:style>
    <style:style style:name="P9" style:family="paragraph" style:parent-style-name="Text_20_body" style:list-style-name="L1">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fo:background-color="transparent"/>
    </style:style>
    <style:style style:name="P11" style:family="paragraph" style:parent-style-name="Text_20_body" style:list-style-name="L3">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fo:background-color="transparent"/>
    </style:style>
    <style:style style:name="P12" style:family="paragraph" style:parent-style-name="Text_20_body" style:list-style-name="L4">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fo:background-color="transparent"/>
    </style:style>
    <style:style style:name="P13" style:family="paragraph" style:parent-style-name="Text_20_body" style:list-style-name="L3">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style:style>
    <style:style style:name="P14" style:family="paragraph" style:parent-style-name="Text_20_body" style:list-style-name="L4">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style:style>
    <style:style style:name="P15" style:family="paragraph" style:parent-style-name="Text_20_body" style:list-style-name="L3">
      <style:paragraph-properties fo:margin-top="0cm" fo:margin-bottom="0cm" loext:contextual-spacing="false" fo:line-height="138%" fo:background-color="transparent" style:writing-mode="lr-tb">
        <style:background-image/>
      </style:paragraph-properties>
      <style:text-properties style:font-name="Liberation Sans" fo:language="fr" fo:country="FR"/>
    </style:style>
    <style:style style:name="P16" style:family="paragraph" style:parent-style-name="Text_20_body">
      <style:paragraph-properties fo:margin-left="1.27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fo:background-color="transparent"/>
    </style:style>
    <style:style style:name="P17" style:family="paragraph" style:parent-style-name="Text_20_body">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fo:background-color="transparent"/>
    </style:style>
    <style:style style:name="P18" style:family="paragraph" style:parent-style-name="Heading_20_1">
      <style:text-properties fo:language="fr" fo:country="FR" officeooo:rsid="002d8135" officeooo:paragraph-rsid="002d8135" style:language-asian="zxx" style:country-asian="none" style:language-complex="zxx" style:country-complex="none"/>
    </style:style>
    <style:style style:name="P19" style:family="paragraph" style:parent-style-name="Heading_20_3">
      <style:text-properties fo:language="zxx" fo:country="none" style:language-asian="zxx" style:country-asian="none" style:language-complex="zxx" style:country-complex="none"/>
    </style:style>
    <style:style style:name="P20" style:family="paragraph" style:parent-style-name="Heading_20_3">
      <style:text-properties officeooo:rsid="001badb7" officeooo:paragraph-rsid="001feb6f"/>
    </style:style>
    <style:style style:name="P21" style:family="paragraph" style:parent-style-name="Heading_20_3">
      <style:text-properties fo:language="fr" fo:country="FR" style:language-asian="zxx" style:country-asian="none" style:language-complex="zxx" style:country-complex="none"/>
    </style:style>
    <style:style style:name="P22" style:family="paragraph" style:parent-style-name="Heading_20_3">
      <style:text-properties officeooo:paragraph-rsid="00306cc7"/>
    </style:style>
    <style:style style:name="P23" style:family="paragraph" style:parent-style-name="Horizontal_20_Line">
      <style:text-properties style:font-name="Liberation Sans" fo:language="fr" fo:country="FR"/>
    </style:style>
    <style:style style:name="T1" style:family="text">
      <style:text-properties officeooo:rsid="001badb7"/>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222919" style:language-asian="zxx" style:country-asian="none" style:language-complex="zxx" style:country-complex="none"/>
    </style:style>
    <style:style style:name="T4" style:family="text">
      <style:text-properties officeooo:rsid="0024e753"/>
    </style:style>
    <style:style style:name="T5" style:family="text">
      <style:text-properties officeooo:rsid="002946ec"/>
    </style:style>
    <style:style style:name="T6" style:family="text">
      <style:text-properties officeooo:rsid="002a9e01"/>
    </style:style>
    <style:style style:name="T7"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officeooo:rsid="001badb7" style:text-blinking="false" fo:background-color="transparent" loext:char-shading-value="0" style:language-asian="zxx" style:country-asian="none" style:language-complex="zxx" style:country-complex="none"/>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ans" fo:font-size="11pt" fo:language="fr" fo:country="FR" fo:font-style="normal" style:text-underline-style="none" fo:font-weight="normal" style:text-blinking="false" fo:background-color="transparent" loext:char-shading-value="0"/>
    </style:style>
    <style:style style:name="T13" style:family="text">
      <style:text-properties fo:background-color="transparent" loext:char-shading-value="0"/>
    </style:style>
    <style:style style:name="T14" style:family="text">
      <style:text-properties fo:font-weight="normal"/>
    </style:style>
    <style:style style:name="T15" style:family="text">
      <style:text-properties fo:font-style="italic" fo:background-color="transparent" loext:char-shading-value="0"/>
    </style:style>
    <style:style style:name="T16" style:family="text">
      <style:text-properties style:font-name="Liberation Sans" fo:font-size="10pt" style:font-size-asian="10pt" style:font-size-complex="10pt"/>
    </style:style>
    <style:style style:name="T17" style:family="text">
      <style:text-properties officeooo:rsid="002f54c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1 → P2 Modifications effectuées</text:h>
      <text:h text:style-name="P21" text:outline-level="3">Projet 1 / Groupe 1 / <text:span text:style-name="T1">Place de marché en ligne</text:span></text:h>
      <text:p text:style-name="P5">VAYSSE <text:s/>Benjamin</text:p>
      <text:p text:style-name="P5">LE BARS Elouan</text:p>
      <text:p text:style-name="P5">ZHANG <text:s text:c="2"/>Haifei</text:p>
      <text:p text:style-name="P6"><text:span text:style-name="T16">MOKADEM Houssam Eddine</text:span></text:p>
      <text:p text:style-name="P2"/>
      <text:h text:style-name="Heading_20_3" text:outline-level="3">NDC</text:h>
      <text:p text:style-name="P7">On redéfinit la façon de solder un panier, en ajoutant des contraintes : un acheteur peut avoir plusieurs paniers soldés, mais un seul panier non soldé. Lorsque le panier est soldé, le stock de chaque produit diminue de la quantité de ce produit dans le panier qui vient d’être soldé. </text:p>
      <text:p text:style-name="P8"><text:span text:style-name="T10">Dans notre modèle, un acheteur peut commenter un produit qu’il n’a pas acheté (ce qui n’est pas autorisé en général sur les plateformes d’e-commerce).</text:span><text:span text:style-name="T9"> </text:span><text:span text:style-name="T10">Les administrateurs ne peuvent pas ajouter de catégories, celles-ci sont figées. Ils peuvent cependant créer des articles de blog contenant du texte. Un administrateur peut écrire plusieurs articles avec le même titre le même jour.</text:span></text:p>
      <text:p text:style-name="P7">Aucune catégorie, sous-catégorie et deuxième sous-catégories ne peuvent avoir le même nom. </text:p>
      <text:h text:style-name="Heading_20_3" text:outline-level="3">MCD</text:h>
      <text:list xml:id="list4869077184862166822" text:style-name="L1">
        <text:list-item>
          <text:p text:style-name="P9">On enlève les clés artificielles (qui n’ont pas leur place dans un MCD)</text:p>
        </text:list-item>
      </text:list>
      <text:p text:style-name="P16">Boutique : adresseWeb devient  {key}</text:p>
      <text:p text:style-name="P17">Commentaire : plus d’attribut {key}</text:p>
      <text:p text:style-name="P17">Personne  : email {key}</text:p>
      <text:p text:style-name="P16">Produit  : on enlève l’attribut Référence car c’est une clé artificielle (des objets d’occasion n’ont pas forcément une référence a priori)</text:p>
      <text:list xml:id="list437079183353931124" text:style-name="L2">
        <text:list-item>
          <text:p text:style-name="P10">Redéfinition de la classe ProduitDansPanier (qui était en fait une association) en la classe Panier : (voir les nouvelles contraintes qui en découlent dans la NDC et sur l’UML). </text:p>
        </text:list-item>
        <text:list-item>
          <text:p text:style-name="P10">La classe commentaire est redéfinie en une classe d’association.</text:p>
        </text:list-item>
        <text:list-item>
          <text:p text:style-name="P10">Pour plus de clarté, la classe Blog est redéfinie en ArticleBlog. En effet cette classe représente en réalitée un article, écrit par un administrateur, avec une date, etc.</text:p>
        </text:list-item>
        <text:list-item>
          <text:p text:style-name="P10">Une catégorie est identifiée par son nom, qui ne peut être le même que pour une autre.</text:p>
        </text:list-item>
      </text:list>
      <text:h text:style-name="Heading_20_3" text:outline-level="3">MLD </text:h>
      <text:list xml:id="list226602473746895806" text:style-name="L3">
        <text:list-header>
          <text:p text:style-name="P11">Travail sur les clefs :</text:p>
          <text:list>
            <text:list-item>
              <text:p text:style-name="P11">Justification de chaque clef artificielle induite dans le MLD</text:p>
            </text:list-item>
            <text:list-item>
              <text:p text:style-name="P11">On enlève les clés artificielles pour les boutiques et les personnes.</text:p>
            </text:list-item>
            <text:list-item>
              <text:p text:style-name="P13"><text:span text:style-name="T13">On ajoute une clé artificielle </text:span><text:span text:style-name="T15">référence </text:span><text:span text:style-name="T13">de type entier aux produits afin de pouvoir les identifier.</text:span></text:p>
            </text:list-item>
            <text:list-item>
              <text:p text:style-name="P13"><text:soft-page-break/><text:span text:style-name="T13">On ajoute une clé artificielle </text:span><text:span text:style-name="T15">id </text:span><text:span text:style-name="T13">de type entier aux articles afin de les identifier et que deux articles puissent être écrits par une même personne sous le même titre, le même jour.</text:span></text:p>
            </text:list-item>
            <text:list-item>
              <text:p text:style-name="P13"><text:span text:style-name="T13">On ajoute une clé artificielle </text:span><text:span text:style-name="T15">id </text:span><text:span text:style-name="T13">de type entier à l’adresse de livraison afin de l’identifier plus facilement qu’en mettant tous les attributs comme clé.</text:span></text:p>
            </text:list-item>
            <text:list-item>
              <text:p text:style-name="P13"><text:span text:style-name="T13">On ajoute une clé artificielle </text:span><text:span text:style-name="T15">id </text:span><text:span text:style-name="T13">de type entier à chaque panier car un utilisateur peut avoir créé plusieurs panier.</text:span></text:p>
            </text:list-item>
            <text:list-item>
              <text:p text:style-name="P15"><text:span text:style-name="T11">On redéfinit la clé des catégories (le nom seul constitue désormais la clef).</text:span></text:p>
            </text:list-item>
          </text:list>
        </text:list-header>
      </text:list>
      <text:list xml:id="list1810654189027731724" text:style-name="L4">
        <text:list-item>
          <text:p text:style-name="P12">Vérification des cardinalités avec ajout des contraintes NOT NULL.</text:p>
        </text:list-item>
        <text:list-item>
          <text:p text:style-name="P14"><text:span text:style-name="T13">Ajout de la contrainte de projection sur la clef primaire </text:span><text:span text:style-name="T15">email </text:span><text:span text:style-name="T13">des administrateurs, acheteurs… afin de rendre l’héritage soit exclusif.</text:span></text:p>
        </text:list-item>
        <text:list-item>
          <text:p text:style-name="P12">Redéfinition de la classe Panier et ProduitDansPanier en accord avec la nouvelle solution proposée dans le MCD.</text:p>
        </text:list-item>
        <text:list-item>
          <text:p text:style-name="P14"><text:span text:style-name="T13">On renomme l’attribut </text:span><text:span text:style-name="T15">type </text:span><text:span text:style-name="T13">en </text:span><text:span text:style-name="T15">promotion </text:span><text:span text:style-name="T13">pour plus de clarté, et on redéfinit les contraintes liées à cet attribut.</text:span></text:p>
        </text:list-item>
      </text:list>
      <text:h text:style-name="P22" text:outline-level="3" text:is-list-header="true">LD<text:span text:style-name="T17">D</text:span></text:h>
      <text:h text:style-name="P22" text:outline-level="3"><text:span text:style-name="T12">En conséquence des modifications effectuées sur le MCD et le MLD, la partie LDD se doit d’être elle aussi revisitée : redéfinition des tables, ajout de contraintes, adaptation des vues, etc…</text:span></text:h>
      <text:p text:style-name="P4"><text:span text:style-name="T1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1:13:31.055760740</meta:creation-date>
    <meta:generator>LibreOffice/4.3.3.2$Linux_X86_64 LibreOffice_project/430m0$Build-2</meta:generator>
    <dc:date>2018-12-12T21:16:49.901663379</dc:date>
    <meta:editing-duration>PT1H54M20S</meta:editing-duration>
    <meta:editing-cycles>19</meta:editing-cycles>
    <dc:creator>NA18 Etudiant</dc:creator>
    <meta:document-statistic meta:table-count="0" meta:image-count="0" meta:object-count="0" meta:page-count="2" meta:paragraph-count="36" meta:word-count="527" meta:character-count="3136" meta:non-whitespace-character-count="2650"/>
  </office:meta>
</office:document-meta>
</file>